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201aa4" officeooo:paragraph-rsid="001914a3" style:font-weight-asian="bold" style:font-weight-complex="bold"/>
    </style:style>
    <style:style style:name="P2" style:family="paragraph" style:parent-style-name="Text_20_body">
      <style:text-properties style:text-underline-style="none" fo:font-weight="normal" officeooo:rsid="001914a3" officeooo:paragraph-rsid="001914a3" style:font-weight-asian="normal" style:font-weight-complex="normal"/>
    </style:style>
    <style:style style:name="P3" style:family="paragraph" style:parent-style-name="Text_20_body">
      <style:text-properties style:text-underline-style="none" fo:font-weight="normal" officeooo:rsid="001b09a3" officeooo:paragraph-rsid="001b09a3" style:font-weight-asian="normal" style:font-weight-complex="normal"/>
    </style:style>
    <style:style style:name="T1" style:family="text">
      <style:text-properties officeooo:rsid="001914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1">03</text:span>.1<text:span text:style-name="T1">2</text:span>.2018</text:p>
      <text:p text:style-name="P2">Entschluss über Beginn des Spiels: Methode 3 (gelb Markiert im Protokoll vom 26.11.18)</text:p>
      <text:p text:style-name="P2">Möglichkeit zur Implementierung von Musik: Zähler, welcher mit fortschreitendem Spiel zunimmt und bei gewissen Werten für einen Wechsel des Liedes sorgt (z.B. +1 pro Zug, +10 bei Schlag, alle 100 Punkte ein neues Lied)</text:p>
      <text:p text:style-name="P3">Sehr gute Quelle für klassische, legale, freie Musik: <text:a xlink:type="simple" xlink:href="http://www.classiccat.net/" text:style-name="Internet_20_link" text:visited-style-name="Visited_20_Internet_20_Link">www.classiccat.net</text:a></text:p>
      <text:p text:style-name="P3">z.B. Händel, Bach, Mozart, Beethoven, Smetana, ARVO PÄRT!!!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10:59.997000000</meta:creation-date>
    <dc:date>2018-12-03T16:54:43.838000000</dc:date>
    <meta:editing-duration>PT1S</meta:editing-duration>
    <meta:editing-cycles>1</meta:editing-cycles>
    <meta:document-statistic meta:table-count="0" meta:image-count="0" meta:object-count="0" meta:page-count="1" meta:paragraph-count="5" meta:word-count="66" meta:character-count="455" meta:non-whitespace-character-count="394"/>
    <meta:generator>LibreOffice/5.4.2.2$Windows_X86_64 LibreOffice_project/22b09f6418e8c2d508a9eaf86b2399209b0990f4</meta:generator>
  </office:meta>
</office:document-meta>
</file>